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26pt solid #000000" fo:border-right="none" fo:border-top="0.26pt solid #000000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none" fo:border-right="0.26pt solid #000000" fo:border-top="0.26pt solid #000000"/>
    </style:style>
    <style:style style:name="ce5" style:family="table-cell" style:parent-style-name="Default">
      <style:table-cell-properties fo:border-bottom="none" fo:border-left="none" fo:border-right="0.26pt solid #000000" fo:border-top="none"/>
    </style:style>
    <style:style style:name="ce6" style:family="table-cell" style:parent-style-name="Default">
      <style:table-cell-properties fo:border-bottom="0.26pt solid #000000" fo:border-left="none" fo:border-right="0.26pt solid #000000" fo:border-top="none"/>
    </style:style>
    <style:style style:name="gr1" style:family="graphic">
      <style:graphic-properties draw:stroke="solid" svg:stroke-width="0.0201in" svg:stroke-color="#333333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in" svg:height="4.2878in" svg:x="0.1953in" svg:y="1.9972in">
            <draw:object draw:notify-on-update-of-ranges="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(166+(2/3))*[.A2])+(2166+(2/3))" office:value-type="float" office:value="1833.33333333333" calcext:value-type="float">
            <text:p>183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(166+(2/3))*[.A3])+(2166+(2/3))" office:value-type="float" office:value="1666.66666666667" calcext:value-type="float">
            <text:p>1666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(166+(2/3))*[.A4])+(2166+(2/3))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(166+(2/3))*[.A5])+(2166+(2/3))" office:value-type="float" office:value="1333.33333333333" calcext:value-type="float">
            <text:p>1333.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(166+(2/3))*[.A6])+(2166+(2/3))" office:value-type="float" office:value="1166.66666666667" calcext:value-type="float">
            <text:p>1166.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(166+(2/3))*[.A7])+(2166+(2/3)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(166+(2/3))*[.A8])+(2166+(2/3))" office:value-type="float" office:value="833.333333333333" calcext:value-type="float">
            <text:p>833.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(166+(2/3))*[.A9])+(2166+(2/3))" office:value-type="float" office:value="666.666666666667" calcext:value-type="float">
            <text:p>666.666666666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06:17.615209118</meta:creation-date>
    <dc:date>2017-06-22T09:26:38.914140325</dc:date>
    <meta:editing-duration>PT5M8S</meta:editing-duration>
    <meta:editing-cycles>1</meta:editing-cycles>
    <meta:document-statistic meta:table-count="1" meta:cell-count="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5cm" svg:height="10.892cm" xlink:href=".." xlink:type="simple" chart:class="chart:line" chart:style-name="ch1">
        <chart:title svg:x="5.511cm" svg:y="0.406cm" chart:style-name="ch2">
          <text:p>Angular Velocity vs. Radius</text:p>
        </chart:title>
        <chart:plot-area chart:style-name="ch3" table:cell-range-address="Sheet1.B1:Sheet1.B10" svg:x="0.887cm" svg:y="0.101cm" svg:width="13.943cm" svg:height="10.274cm">
          <chartooo:coordinate-region svg:x="1.879cm" svg:y="0.3cm" svg:width="12.765cm" svg:height="9.428cm"/>
          <chart:axis chart:dimension="x" chart:name="primary-x" chart:style-name="ch4">
            <chart:title svg:x="5.451cm" svg:y="10.33cm" chart:style-name="ch5">
              <text:p>Angular Velocity (deg. per second)</text:p>
            </chart:title>
          </chart:axis>
          <chart:axis chart:dimension="y" chart:name="primary-y" chart:style-name="ch4">
            <chart:title svg:x="0cm" svg:y="6.446cm" chart:style-name="ch6">
              <text:p>Radius (meters)</text:p>
            </chart:title>
            <chart:grid chart:style-name="ch7" chart:class="major"/>
          </chart:axis>
          <chart:series chart:style-name="ch8" chart:values-cell-range-address="Sheet1.B1:Sheet1.B1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3.33333333333">
                <text:p>1833.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6.66666666667">
                <text:p>1166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